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9d9d9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388" style:parent-style-name="Graphics">
      <style:graphic-properties draw:fill="none" fo:clip="rect(0.41149in, 0.47169in, 0.40771in, 0.34758in)" draw:stroke="non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9d9d9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392" style:parent-style-name="Graphics">
      <style:graphic-properties draw:fill="none" fo:clip="rect(0in, 1.02027in, 0in, 0.94763in)" draw:stroke="non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9d9d9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fo:clip="rect(0in, 0in, 0in, 0in)" draw:stroke="non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9d9d9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in, 0in)" draw:stroke="none"/>
    </style:style>
    <style:style style:family="graphic" style:name="a382" style:parent-style-name="Graphics">
      <style:graphic-properties draw:fill="none" fo:clip="rect(0in, 0in, 0in, 0in)" draw:stroke="none"/>
    </style:style>
    <style:style style:family="graphic" style:name="a383" style:parent-style-name="Graphics">
      <style:graphic-properties draw:fill="none" fo:clip="rect(0in, 0in, 0in, 0in)" draw:stroke="none"/>
    </style:style>
    <style:style style:family="graphic" style:name="a384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g draw:name="Group 8" draw:id="id63">
          <svg:title/>
          <svg:desc/>
          <draw:frame draw:id="id76" draw:style-name="a396" draw:name="Picture 2" svg:x="1.61446in" svg:y="1.69727in" svg:width="1.54585in" svg:height="1.54437in" style:rel-width="scale" style:rel-height="scale">
            <draw:image xlink:href="media/image1.png" xlink:type="simple" xlink:show="embed" xlink:actuate="onLoad"/>
            <svg:title/>
            <svg:desc>http://www.clker.com/cliparts/8/X/V/E/p/j/add-property-md.png</svg:desc>
          </draw:frame>
          <draw:custom-shape svg:x="1.26841in" svg:y="1.47035in" svg:width="2.23795in" svg:height="2.2838in" draw:id="id77" draw:style-name="a399" draw:name="Oval 7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2" draw:id="id64">
          <svg:title/>
          <svg:desc/>
          <draw:frame draw:id="id74" draw:style-name="a392" draw:name="Picture 4" svg:x="4.65651in" svg:y="1.91538in" svg:width="1.29868in" svg:height="1.25395in" style:rel-width="scale" style:rel-height="scale">
            <draw:image xlink:href="media/image2.png" xlink:type="simple" xlink:show="embed" xlink:actuate="onLoad"/>
            <svg:title/>
            <svg:desc>http://www.syntechcreative.com/img/services/staff.png</svg:desc>
          </draw:frame>
          <draw:custom-shape svg:x="4.18687in" svg:y="1.47035in" svg:width="2.23795in" svg:height="2.2838in" draw:id="id75" draw:style-name="a395" draw:name="Oval 11">
            <svg:title/>
            <svg:desc/>
            <text:p text:style-name="a394" text:class-names="" text:cond-style-name=""><text:span text:style-name="a3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9" draw:id="id65">
          <svg:title/>
          <svg:desc/>
          <draw:frame draw:id="id72" draw:style-name="a388" draw:name="Picture 6" svg:x="7.45788in" svg:y="1.85318in" svg:width="1.38777in" svg:height="1.37718in" style:rel-width="scale" style:rel-height="scale">
            <draw:image xlink:href="media/image3.png" xlink:type="simple" xlink:show="embed" xlink:actuate="onLoad"/>
            <svg:title/>
            <svg:desc>http://www.nikkibascon.com/wp-content/uploads/2015/12/home-value-300x300.png</svg:desc>
          </draw:frame>
          <draw:custom-shape svg:x="7.06375in" svg:y="1.47035in" svg:width="2.23795in" svg:height="2.2838in" draw:id="id73" draw:style-name="a391" draw:name="Oval 13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0" draw:id="id66">
          <svg:title/>
          <svg:desc/>
          <draw:frame draw:id="id70" draw:style-name="a384" draw:name="Picture 10" svg:x="10.56096in" svg:y="2.06634in" svg:width="1.31468in" svg:height="1.20883in" style:rel-width="scale" style:rel-height="scale">
            <draw:image xlink:href="media/image4.png" xlink:type="simple" xlink:show="embed" xlink:actuate="onLoad"/>
            <svg:title/>
            <svg:desc>http://www.pntcd.ro/images/articole/2015/08/tick-305245_640.png</svg:desc>
          </draw:frame>
          <draw:custom-shape svg:x="10.09926in" svg:y="1.47035in" svg:width="2.23795in" svg:height="2.2838in" draw:id="id71" draw:style-name="a387" draw:name="Oval 19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67" draw:style-name="a381" draw:name="Picture 12" svg:x="3.61518in" svg:y="2.35121in" svg:width="0.5301in" svg:height="0.80768in" style:rel-width="scale" style:rel-height="scale">
          <draw:image xlink:href="media/image5.png" xlink:type="simple" xlink:show="embed" xlink:actuate="onLoad"/>
          <svg:title/>
          <svg:desc>http://vignette4.wikia.nocookie.net/digimon/images/e/e5/Arrow_R.png/revision/latest?cb=20090212234246</svg:desc>
        </draw:frame>
        <draw:frame draw:id="id68" draw:style-name="a382" draw:name="Picture 12" svg:x="6.53365in" svg:y="2.3512in" svg:width="0.5301in" svg:height="0.80768in" style:rel-width="scale" style:rel-height="scale">
          <draw:image xlink:href="media/image6.png" xlink:type="simple" xlink:show="embed" xlink:actuate="onLoad"/>
          <svg:title/>
          <svg:desc>http://vignette4.wikia.nocookie.net/digimon/images/e/e5/Arrow_R.png/revision/latest?cb=20090212234246</svg:desc>
        </draw:frame>
        <draw:frame draw:id="id69" draw:style-name="a383" draw:name="Picture 12" svg:x="9.46219in" svg:y="2.35044in" svg:width="0.5301in" svg:height="0.80768in" style:rel-width="scale" style:rel-height="scale">
          <draw:image xlink:href="media/image6.png" xlink:type="simple" xlink:show="embed" xlink:actuate="onLoad"/>
          <svg:title/>
          <svg:desc>http://vignette4.wikia.nocookie.net/digimon/images/e/e5/Arrow_R.png/revision/latest?cb=20090212234246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ikram muhammed</meta:initial-creator>
    <dc:creator>ikram muhammed</dc:creator>
    <meta:creation-date>2016-02-05T09:51:04Z</meta:creation-date>
    <dc:date>2016-02-05T11:08:24Z</dc:date>
    <meta:editing-cycles>4</meta:editing-cycles>
    <meta:editing-duration>PT4640S</meta:editing-duration>
    <meta:document-statistic meta:paragraph-count="0" meta:word-count="0"/>
  </office:meta>
</office:document-meta>
</file>